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B23F40C8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218cm, 8.439cm, 9.171cm, 1.427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45cm" svg:height="23.1cm" svg:x="1.092cm" svg:y="2.291cm">
          <draw:image xlink:href="Pictures/10000000000005E8000007E0B23F40C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13T11:49:15.276560954</dc:date>
    <meta:editing-duration>PT3M35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